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list-style-name="L4">
      <style:text-properties fo:language="en" fo:country="US" fo:font-weight="normal" style:font-weight-asian="normal" style:font-weight-complex="normal"/>
    </style:style>
    <style:style style:name="P10" style:family="paragraph" style:parent-style-name="Standard" style:list-style-name="L5">
      <style:text-properties fo:language="en" fo:country="US" fo:font-weight="normal" style:font-weight-asian="normal" style:font-weight-complex="normal"/>
    </style:style>
    <style:style style:name="P11" style:family="paragraph" style:parent-style-name="Standard" style:list-style-name="L2">
      <style:text-properties fo:language="en" fo:country="US" fo:font-weight="bold" style:font-weight-asian="bold" style:font-weight-complex="bold"/>
    </style:style>
    <style:style style:name="P12" style:family="paragraph" style:parent-style-name="Standard" style:list-style-name="L3">
      <style:text-properties fo:language="en" fo:country="U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1351654649" text:style-name="L1">
        <text:list-item>
          <text:p text:style-name="P8">Requests for detailed personal information, such as full name, address, telephone number, occupation, age, gender, passport photograph are very common.</text:p>
        </text:list-item>
        <text:list-item>
          <text:p text:style-name="P8">Scammers commonly use templates written ahead of time over the the first two email exchanges.</text:p>
        </text:list-item>
        <text:list-item>
          <text:p text:style-name="P8">It is common for a scammer to add his target's email address in a bank, shared with other scammers.</text:p>
        </text:list-item>
        <text:list-item>
          <text:p text:style-name="P8">Often, a scammer will send a target counterfeit documents – e.g. certificates, passports, etc., in order to convince the target in the veracity of the proposed scheme.</text:p>
        </text:list-item>
        <text:list-item>
          <text:p text:style-name="P8">A scam is often operated by more than one person, or – the same person assuming multiple identities. </text:p>
        </text:list-item>
        <text:list-item>
          <text:p text:style-name="P8">Sometimes a scammer will insist on a phone number and attempt to call the target.</text:p>
        </text:list-item>
        <text:list-item>
          <text:p text:style-name="P8">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text:span><text:soft-page-break/><text:span text:style-name="T1">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CHAPTER].</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probabilistic finite state machine (PFSM) generates a template for the response. The template is then filled out by another set of PFSMs, which ensures variability in the generated response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secured through a firewall that blocks all incoming traffic, except secure shell access. The physical <text:s/>is located in a data center in London and is managed by clustered.net.</text:p>
      <text:p text:style-name="P5"/>
      <text:p text:style-name="P5">For sending and receiving emails, we use free anonymous email accounts set up on Yahoo! Mail and GMX. Connections to the POP3 and SMTP servers are secured with SSL.</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and a single consumer using a FIFO queue. In the context of this project, we refer to each producer <text:soft-page-break/>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374902302" text:style-name="L2">
        <text:list-item>
          <text:list>
            <text:list-item>
              <text:p text:style-name="P11">uses file system for communication</text:p>
            </text:list-item>
            <text:list-item>
              <text:p text:style-name="P11">posix</text:p>
            </text:list-item>
            <text:list-item>
              <text:p text:style-name="P11">working directory</text:p>
            </text:list-item>
            <text:list-item>
              <text:p text:style-name="P11"/>
            </text:list-item>
          </text:list>
        </text:list-item>
      </text:list>
      <text:list xml:id="list2085526399" text:style-name="L3">
        <text:list-item>
          <text:p text:style-name="P12">figure</text:p>
        </text:list-item>
        <text:list-item>
          <text:p text:style-name="P12">variation of consumer-producer problem, FIFO implementation</text:p>
        </text:list-item>
        <text:list-item>
          <text:p text:style-name="P12"/>
        </text:list-item>
      </text:list>
      <text:p text:style-name="P2">3. Interface specification</text:p>
      <text:p text:style-name="P2">3. 419eater.com</text:p>
      <text:p text:style-name="P2">4. identity collector</text:p>
      <text:p text:style-name="P2">5. forwarded collector</text:p>
      <text:p text:style-name="P2"/>
      <text:p text:style-name="P2">VIII. Response generation</text:p>
      <text:p text:style-name="P2"/>
      <text:p text:style-name="P5">This chapter details the functionality and implementation of the response generation component. As emphasized in sections [SECTION], [SECTION], response generation depends on the outputs of the information extraction, classification, and identity generation components. </text:p>
      <text:p text:style-name="P5"/>
      <text:p text:style-name="P5">We begin by introducing a bucketing algorithm for grouping messages into conversation threads. Next, we discuss strategies for generating engaging replies. In section [SECTION], we go into detail on how responses are generated and provide examples. Finally, in [SECTION], we briefly outline how we send emails anonymously.</text:p>
      <text:p text:style-name="P5"/>
      <text:p text:style-name="P2">1. Bucketing algorithm</text:p>
      <text:p text:style-name="P5"/>
      <text:p text:style-name="P5">The first step in generating a response to an incoming message is to determine whether the message belongs to a conversation thread. We define a thread as a logical unit which contains all messages related to a single instance of a scam. Furthermore, it is important to note that a single instance may involve multiple actors. Formally, given an incoming message M and a set of threads T = {T1, T2, …, Tn}, determine if M belongs to T.</text:p>
      <text:p text:style-name="P5"/>
      <text:p text:style-name="P5">This is a challenging problem. A naïve approach assumes that each conversation thread can contain at most two actors – the agent and the scammer, therefore keeping track of the “From” header would be sufficient to maintain conversation state. Whilst this is true in some instances, we showed in [SECTION, Background] that many scams involve multiple actors. Another approach is to compute the thread with the largest word overlap, for each incoming message. This is a better solution, but it makes the assumption that the message body always contains a quoted response. Due to the nature of AFF scams, this is often not true.</text:p>
      <text:p text:style-name="P5"><text:soft-page-break/></text:p>
      <text:p text:style-name="Standard"><text:span text:style-name="T4">The bucketing algorithm combines ideas from the aforementioned approaches with one important observation - when a scammer attempts to transfer his target to a third party, he notifies the target beforehand. The way this is phrased varies, but an example is “please contact the prize remittance manager, John Smith at </text:span><text:a xlink:type="simple" xlink:href="mailto:john.smith@domain.com"><text:span text:style-name="T3">john.smith@domain.com</text:span></text:a><text:span text:style-name="T4">”. Therefore, an effective way to keep track of threads is to maintain buckets with all encountered email addresses for each thread. This is illustrated by the pseudocode in [FIGURE].</text:span></text:p>
      <text:p text:style-name="P5"/>
      <text:p text:style-name="P5">[FIGURE - pseudocode]</text:p>
      <text:p text:style-name="P5"/>
      <text:p text:style-name="P5">Let us assume we have threads T1, T2, T3 with buckets B1, B2, B3, such that B1 := {E1, E2}, B2 := {E3}, B3 := {E5} where En is an email address. Message M1 enters the system with a candidate bucket Bc := {E3, E6}. We iterate over the elements of B, so B2 is the maximum match with cardinality 1. Therefore, we attach M1 to T2 and update the bucket B2 with set union B2 and Bc. Next, message M2 enters the system with a candidate bucket Bc: = {E10}. We iterate over the elements of B, the max match is with cardinality 0. Therefore, we create a new thread T4 with B4 – set union of Bc and empty set. [LATEXIFY]</text:p>
      <text:p text:style-name="P5"/>
      <text:p text:style-name="P2">2. Strategies</text:p>
      <text:p text:style-name="P5"/>
      <text:p text:style-name="P5">The agent employs a set of strategies designed to occupy the scammer for as long as possible. These strategies can be divided into two categories – cooperative and non-cooperative. Cooperative strategies are mainly used to gain the scammer's confidence and are accomplished by responding positively to requests. Non-cooperative strategies are used throughout each conversation thread and aim to deflect questions, drive the conversation to a different topic, or elicit extra work from the scammer.</text:p>
      <text:p text:style-name="P5"/>
      <text:p text:style-name="P5">2.1 Cooperative strategies</text:p>
      <text:p text:style-name="P5"/>
      <text:p text:style-name="P5">In our implementation, we use three different cooperative strategies. </text:p>
      <text:p text:style-name="P5"/>
      <text:p text:style-name="P5">The first strategy is to always express interest in any proposed scheme in the beginning of a conversation thread. The initial responses are always enthusiastic and reaffirm the premise set up by the scammer. For example, if the scammer's initial email claims we have won the lottery, we do our best to pretend that we did. This strategy helps create the impression that the agent is a viable target and encourages the scammer to spend time replying back.</text:p>
      <text:p text:style-name="P5"/>
      <text:p text:style-name="P5">Another cooperative strategy involves responding to requests for personal information. As we discussed in [CHAPTER], scammers commonly request personal information as a way to establish a level of trust with the target. If trust is successfully established, the target is considered much more valuable, as it is much more likely to cooperate with future requests. Therefore, a useful strategy for our agent is to respond positively to these requests. If asked, our agent responds to these requests with personal details obtained from the identity generation component. This helps build up the scammer's perception that the agent is a viable target and makes him more invested in the conversation.</text:p>
      <text:p text:style-name="P5"/>
      <text:p text:style-name="P5">The final cooperative strategy is reaffirmation. Reaffirmation is used throughout each conversation thread to restate the agent's interest in the scammer's proposition. It is often used in conjunction with non-cooperative strategies to express that we are still interested in the scheme, despite the setbacks we have introduced. For example, an example of reaffirmation is claiming - “I look forward to working with you to process my winnings” at the end of a message, which introduces some exceptional circumstance.</text:p>
      <text:p text:style-name="P5"><text:soft-page-break/>2.2 Non-cooperative</text:p>
      <text:p text:style-name="P5"/>
      <text:p text:style-name="P5">We use four main non-cooperative strategies in the implementation of our agent.</text:p>
      <text:p text:style-name="P5"/>
      <text:p text:style-name="P5">The first non-cooperative strategy is deflecting questions. As we discussed in [SECTION], answering certain types of questions is beneficial, as it helps establish trust. However, complying with other types of questions can be dangerous or impossible. One example of this are requests for photo identification. Cooperating with these is clearly a bad idea. Instead, we choose to compose excuses – e.g. “I am sorry, but I am bad with computers. Could you tell me how to put a photo in this letter?” This is usually effective at bypassing these questions altogether. Alternatively, the scammer has to spend the time to write a mini tutorial on how to work with email attachments. </text:p>
      <text:p text:style-name="P5"/>
      <text:p text:style-name="P5">Another non-cooperative strategy is asking questions about exceptional circumstances. As we observe in [SECTION], answering questions is difficult. Instead, it is better to ask questions and attempt to drive the conversation. These questions are closely related to the variation of the scam in play and are designed to elicit extra work from the scammer. For example, in the context of a lottery scam, the agent might ask if the winnings are subject to any tax or whether they can be paid out in Australian dollars.</text:p>
      <text:p text:style-name="P5"/>
      <text:p text:style-name="P5">Stories are the third non-cooperative strategy. They are employed in later stages of a conversation and are context independent. The main purpose of stories is to take up the scammer's time by having him read a large chunk of text, following a few initially promising exchanges. Because of this, each story is between 350 and 600 words long. At the end of a story, the scammer is asked whether he can relate to the situation described in the story. By asking him to comment on the content, we ensure he has read the story.</text:p>
      <text:p text:style-name="P5"/>
      <text:p text:style-name="P5">Lastly, our final non-cooperative strategy is to prompt the scammer to resend messages. This behavior is elicited by composing replies that claim the scammer's previous message has been accidentally deleted, is garbled, or has never been received. This strategy has one goal – to force the scammer to look through his email box, find the last message he has sent us, and send it again. It is a very simple way to get the scammer to do extra work.</text:p>
      <text:p text:style-name="P5"/>
      <text:p text:style-name="P5">3. Response generation</text:p>
      <text:p text:style-name="P5"/>
      <text:p text:style-name="P5">Responses are generated from the outputs of the information extraction, identity generation, classification tasks and current conversation state via a multi-layer finite state machine. The process works as follows: the top layer FSM builds a template with placeholders for text snippets or another layer of lower-level probabilistic finite state machines (PFSMs). At the bottom level, all PFSMs generate text. This approach can also be described as top-down text generation.</text:p>
      <text:p text:style-name="P5"/>
      <text:p text:style-name="P5">3.1 Understanding the context</text:p>
      <text:p text:style-name="P5"/>
      <text:p text:style-name="P5"><text:s/></text:p>
      <text:p text:style-name="P5"/>
      <text:p text:style-name="P5"/>
      <text:p text:style-name="P5">To understand the context of incoming messages, we use a set of techniques</text:p>
      <text:p text:style-name="P5"/>
      <text:list xml:id="list1926449004" text:style-name="L4">
        <text:list-item>
          <text:list>
            <text:list-item>
              <text:p text:style-name="P9">three main ways – rules, state, classifiers</text:p>
            </text:list-item>
          </text:list>
        </text:list-item>
      </text:list>
      <text:p text:style-name="P5"/>
      <text:p text:style-name="P5">3.2 Snippets</text:p>
      <text:list xml:id="list592515683" text:style-name="L5">
        <text:list-item>
          <text:list>
            <text:list-item>
              <text:p text:style-name="P10">what are they. How are they stored.</text:p>
            </text:list-item>
            <text:list-item>
              <text:p text:style-name="P10">how are they useful</text:p>
            </text:list-item>
            <text:list-item>
              <text:p text:style-name="P10"><text:soft-page-break/>show the combinatorics</text:p>
            </text:list-item>
            <text:list-item>
              <text:p text:style-name="P10">extensible</text:p>
            </text:list-item>
          </text:list>
        </text:list-item>
      </text:list>
      <text:p text:style-name="P5">3.3 Probabilistic finite state machines</text:p>
      <text:p text:style-name="P5"><text:tab/>Top layer FSM – to create the letter format</text:p>
      <text:p text:style-name="P5"><text:tab/>Body PFSM – to decide which strategies to include based on state</text:p>
      <text:p text:style-name="P5"><text:tab/>FSM for PQ</text:p>
      <text:p text:style-name="P5"><text:tab/>FSM for rules</text:p>
      <text:p text:style-name="P5"><text:tab/></text:p>
      <text:p text:style-name="P5"><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6T23:33:02</dc:date>
    <dc:creator>Ivan Trendafilov</dc:creator>
    <meta:editing-duration>P2DT15M12S</meta:editing-duration>
    <meta:editing-cycles>222</meta:editing-cycles>
    <meta:generator>LibreOffice/3.3$Unix LibreOffice_project/330m19$Build-401</meta:generator>
    <meta:document-statistic meta:table-count="0" meta:image-count="0" meta:object-count="0" meta:page-count="11" meta:paragraph-count="127" meta:word-count="5701" meta:character-count="35590"/>
  </office:meta>
</office:document-meta>
</file>